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middle" fo:wrap-option="wrap" fo:background-color="#00B050" style:repeat-content="false"/>
      <style:paragraph-properties fo:text-align="center"/>
    </style:style>
    <style:style style:name="ce9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fo:background-color="#00B050" style:repeat-content="false"/>
      <style:paragraph-properties fo:text-align="center"/>
    </style:style>
    <style:style style:name="ce10" style:family="table-cell" style:parent-style-name="Default" style:data-style-name="N37">
      <style:table-cell-properties style:vertical-align="middle" fo:wrap-option="wrap" fo:background-color="#00B050" style:repeat-content="false"/>
      <style:paragraph-properties fo:text-align="center"/>
    </style:style>
    <style:style style:name="ce11" style:family="table-cell" style:parent-style-name="Default" style:data-style-name="N37">
      <style:table-cell-properties fo:border-top="none" fo:border-bottom="none" fo:border-left="none" fo:border-right="thin solid #000000" style:vertical-align="middle" fo:wrap-option="wrap" fo:background-color="#00B050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7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37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none" style:vertical-align="middle" fo:wrap-option="wrap" fo:background-color="#00B050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 fo:background-color="#00B050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thin solid #000000" fo:border-bottom="none" fo:border-left="none" fo:border-right="thin solid #000000" style:vertical-align="middle" fo:wrap-option="wrap" fo:background-color="#00B050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none" style:vertical-align="middle" fo:wrap-option="wrap" fo:background-color="#00B050" style:repeat-content="false"/>
      <style:paragraph-properties fo:text-align="center"/>
    </style:style>
    <style:style style:name="ce25" style:family="table-cell" style:parent-style-name="Default" style:data-style-name="N37">
      <style:table-cell-properties fo:border-top="none" fo:border-bottom="thin solid #000000" fo:border-left="thin solid #000000" fo:border-right="none" style:vertical-align="middle" fo:wrap-option="wrap" fo:background-color="#00B050" style:repeat-content="false"/>
      <style:paragraph-properties fo:text-align="center"/>
    </style:style>
    <style:style style:name="ce26" style:family="table-cell" style:parent-style-name="Default" style:data-style-name="N37">
      <style:table-cell-properties fo:border-top="none" fo:border-bottom="thin solid #000000" fo:border-left="none" fo:border-right="none" style:vertical-align="middle" fo:wrap-option="wrap" fo:background-color="#00B050" style:repeat-content="false"/>
      <style:paragraph-properties fo:text-align="center"/>
    </style:style>
    <style:style style:name="ce27" style:family="table-cell" style:parent-style-name="Default" style:data-style-name="N37">
      <style:table-cell-properties fo:border-top="none" fo:border-bottom="thin solid #000000" fo:border-left="none" fo:border-right="thin solid #000000" style:vertical-align="middle" fo:wrap-option="wrap" fo:background-color="#00B050" style:repeat-content="false"/>
      <style:paragraph-properties fo:text-align="center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15">
      <style:table-cell-properties fo:border-top="thin solid #000000" fo:border-bottom="none" fo:border-left="none" fo:border-right="none" style:vertical-align="middle" fo:background-color="#00B050" style:repeat-content="false"/>
      <style:paragraph-properties fo:text-align="center"/>
    </style:style>
    <style:style style:name="ce30" style:family="table-cell" style:parent-style-name="Default" style:data-style-name="N15">
      <style:table-cell-properties fo:border-top="thin solid #000000" fo:border-bottom="none" fo:border-left="none" fo:border-right="thin solid #000000" style:vertical-align="middle" fo:background-color="#00B050" style:repeat-content="false"/>
      <style:paragraph-properties fo:text-align="center"/>
    </style:style>
    <style:style style:name="ce31" style:family="table-cell" style:parent-style-name="Default" style:data-style-name="N15">
      <style:table-cell-properties style:vertical-align="middle" fo:background-color="#00B050" style:repeat-content="false"/>
      <style:paragraph-properties fo:text-align="center"/>
    </style:style>
    <style:style style:name="ce32" style:family="table-cell" style:parent-style-name="Default" style:data-style-name="N15">
      <style:table-cell-properties fo:border-top="none" fo:border-bottom="none" fo:border-left="none" fo:border-right="thin solid #000000" style:vertical-align="middle" fo:background-color="#00B05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5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5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FL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2"/>
          <table:table-cell office:value-type="string" table:style-name="ce2">
            <text:p>N = 11</text:p>
          </table:table-cell>
          <table:table-cell office:value-type="string" table:style-name="ce2">
            <text:p>N = 21</text:p>
          </table:table-cell>
          <table:table-cell office:value-type="string" table:style-name="ce2">
            <text:p>N = 41</text:p>
          </table:table-cell>
          <table:table-cell office:value-type="string" table:style-name="ce2">
            <text:p>N = 81</text:p>
          </table:table-cell>
          <table:table-cell table:number-columns-repeated="14" table:style-name="ce2"/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6">
            <text:p>CC</text:p>
          </table:table-cell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18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PS</text:p>
          </table:table-cell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18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PS_LAZY</text:p>
          </table:table-cell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18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PS_EXP</text:p>
          </table:table-cell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18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SUS</text:p>
          </table:table-cell>
          <table:table-cell office:value-type="float" office:value="7.3521000000000003E-5" table:style-name="ce3">
            <text:p>7.3521E-05</text:p>
          </table:table-cell>
          <table:table-cell table:number-columns-repeated="3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1.0395E-5" table:style-name="ce3">
            <text:p>1.0395E-05</text:p>
          </table:table-cell>
          <table:table-cell table:number-columns-repeated="3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2" table:style-name="ce4">
            <text:p>2.00<text:s/></text:p>
          </table:table-cell>
          <table:table-cell table:number-columns-repeated="17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SUS_LAZY</text:p>
          </table:table-cell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18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SUS_EXP</text:p>
          </table:table-cell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4"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table:number-columns-repeated="18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SSUS</text:p>
          </table:table-cell>
          <table:table-cell office:value-type="float" office:value="1.1916000000000001E-5" table:style-name="ce3">
            <text:p>1.1916E-05</text:p>
          </table:table-cell>
          <table:table-cell office:value-type="float" office:value="1.3546999999999999E-6" table:style-name="ce3">
            <text:p>1.3547E-06</text:p>
          </table:table-cell>
          <table:table-cell office:value-type="float" office:value="3.1539000000000002E-8" table:style-name="ce3">
            <text:p>3.1539E-08</text:p>
          </table:table-cell>
          <table:table-cell office:value-type="float" office:value="7.9918999999999993E-9" table:style-name="ce3">
            <text:p>7.9919E-09</text:p>
          </table:table-cell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8.8986E-7" table:style-name="ce3">
            <text:p>8.8986E-07</text:p>
          </table:table-cell>
          <table:table-cell office:value-type="float" office:value="1.2783E-7" table:style-name="ce3">
            <text:p>1.2783E-07</text:p>
          </table:table-cell>
          <table:table-cell office:value-type="float" office:value="1.4037E-8" table:style-name="ce3">
            <text:p>1.4037E-08</text:p>
          </table:table-cell>
          <table:table-cell office:value-type="float" office:value="1.7244E-9" table:style-name="ce3">
            <text:p>1.7244E-09</text:p>
          </table:table-cell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2" table:style-name="ce4">
            <text:p>2.00<text:s/></text:p>
          </table:table-cell>
          <table:table-cell office:value-type="float" office:value="11" table:style-name="ce4">
            <text:p>11.00<text:s/></text:p>
          </table:table-cell>
          <table:table-cell office:value-type="float" office:value="48" table:style-name="ce4">
            <text:p>48.00<text:s/></text:p>
          </table:table-cell>
          <table:table-cell office:value-type="float" office:value="197" table:style-name="ce4">
            <text:p>197.00<text:s/></text:p>
          </table:table-cell>
          <table:table-cell table:number-columns-repeated="14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SSUS_LAZY</text:p>
          </table:table-cell>
          <table:table-cell office:value-type="float" office:value="5.4117999999999999E-5" table:style-name="ce3">
            <text:p>5.4118E-05</text:p>
          </table:table-cell>
          <table:table-cell office:value-type="float" office:value="8.9450999999999994E-5" table:style-name="ce3">
            <text:p>8.9451E-05</text:p>
          </table:table-cell>
          <table:table-cell office:value-type="float" office:value="4.1822E-5" table:style-name="ce3">
            <text:p>4.1822E-05</text:p>
          </table:table-cell>
          <table:table-cell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1.9718999999999999E-5" table:style-name="ce3">
            <text:p>1.9719E-05</text:p>
          </table:table-cell>
          <table:table-cell office:value-type="float" office:value="1.0069E-5" table:style-name="ce3">
            <text:p>1.0069E-05</text:p>
          </table:table-cell>
          <table:table-cell office:value-type="float" office:value="3.0371000000000001E-6" table:style-name="ce3">
            <text:p>3.0371E-06</text:p>
          </table:table-cell>
          <table:table-cell table:style-name="ce3"/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2" table:style-name="ce4">
            <text:p>2.00<text:s/></text:p>
          </table:table-cell>
          <table:table-cell office:value-type="float" office:value="10" table:style-name="ce4">
            <text:p>10.00<text:s/></text:p>
          </table:table-cell>
          <table:table-cell office:value-type="float" office:value="42" table:style-name="ce4">
            <text:p>42.00<text:s/></text:p>
          </table:table-cell>
          <table:table-cell table:number-columns-repeated="15" table:style-name="ce4"/>
          <table:table-cell table:number-columns-repeated="16365" table:style-name="ce5"/>
        </table:table-row>
        <table:table-row table:style-name="ro2">
          <table:table-cell office:value-type="string" table:number-columns-spanned="1" table:number-rows-spanned="3" table:style-name="ce6">
            <text:p>SSUS_EXP</text:p>
          </table:table-cell>
          <table:table-cell office:value-type="float" office:value="1.1997000000000001E-5" table:style-name="ce3">
            <text:p>1.1997E-05</text:p>
          </table:table-cell>
          <table:table-cell office:value-type="float" office:value="1.8338999999999999E-6" table:style-name="ce3">
            <text:p>1.8339E-06</text:p>
          </table:table-cell>
          <table:table-cell office:value-type="float" office:value="9.3698999999999997E-8" table:style-name="ce3">
            <text:p>9.3699E-08</text:p>
          </table:table-cell>
          <table:table-cell office:value-type="float" office:value="1.632E-8" table:style-name="ce3">
            <text:p>1.6320E-08</text:p>
          </table:table-cell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1.9454E-6" table:style-name="ce3">
            <text:p>1.9454E-06</text:p>
          </table:table-cell>
          <table:table-cell office:value-type="float" office:value="3.3201000000000002E-7" table:style-name="ce3">
            <text:p>3.3201E-07</text:p>
          </table:table-cell>
          <table:table-cell office:value-type="float" office:value="5.1071000000000001E-8" table:style-name="ce3">
            <text:p>5.1071E-08</text:p>
          </table:table-cell>
          <table:table-cell office:value-type="float" office:value="8.3125000000000008E-9" table:style-name="ce3">
            <text:p>8.3125E-09</text:p>
          </table:table-cell>
          <table:table-cell table:number-columns-repeated="14" table:style-name="ce2"/>
          <table:table-cell table:number-columns-repeated="16365"/>
        </table:table-row>
        <table:table-row table:style-name="ro2">
          <table:covered-table-cell/>
          <table:table-cell office:value-type="float" office:value="3" table:style-name="ce4">
            <text:p>3.00<text:s/></text:p>
          </table:table-cell>
          <table:table-cell office:value-type="float" office:value="14" table:style-name="ce4">
            <text:p>14.00<text:s/></text:p>
          </table:table-cell>
          <table:table-cell office:value-type="float" office:value="58" table:style-name="ce4">
            <text:p>58.00<text:s/></text:p>
          </table:table-cell>
          <table:table-cell office:value-type="float" office:value="245" table:style-name="ce4">
            <text:p>245.00<text:s/></text:p>
          </table:table-cell>
          <table:table-cell table:number-columns-repeated="14" table:style-name="ce4"/>
          <table:table-cell table:number-columns-repeated="16365" table:style-name="ce5"/>
        </table:table-row>
        <table:table-row table:number-rows-repeated="33" table:style-name="ro2">
          <table:table-cell table:number-columns-repeated="19" table:style-name="ce2"/>
          <table:table-cell table:number-columns-repeated="16365"/>
        </table:table-row>
        <table:table-row table:number-rows-repeated="1048512" table:style-name="ro2">
          <table:table-cell table:number-columns-repeated="16384"/>
        </table:table-row>
      </table:table>
      <table:table table:name="CFL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2"/>
          <table:table-cell office:value-type="string" table:style-name="ce7">
            <text:p>N = 11</text:p>
          </table:table-cell>
          <table:table-cell office:value-type="string" table:style-name="ce7">
            <text:p>N = 21</text:p>
          </table:table-cell>
          <table:table-cell office:value-type="string" table:style-name="ce7">
            <text:p>N = 41</text:p>
          </table:table-cell>
          <table:table-cell office:value-type="string" table:style-name="ce7">
            <text:p>N = 81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CC</text:p>
          </table:table-cell>
          <table:table-cell office:value-type="float" office:value="8.9845000000000001E-6" table:style-name="ce8">
            <text:p>8.9845E-06</text:p>
          </table:table-cell>
          <table:table-cell office:value-type="float" office:value="1.9628999999999999E-6" table:style-name="ce8">
            <text:p>1.9629E-06</text:p>
          </table:table-cell>
          <table:table-cell office:value-type="float" office:value="4.7262000000000003E-8" table:style-name="ce8">
            <text:p>4.7262E-08</text:p>
          </table:table-cell>
          <table:table-cell office:value-type="float" office:value="7.2386000000000002E-9" table:style-name="ce9">
            <text:p>7.2386E-09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7.7428999999999998E-8" table:style-name="ce8">
            <text:p>7.7429E-08</text:p>
          </table:table-cell>
          <table:table-cell office:value-type="float" office:value="3.2852000000000002E-8" table:style-name="ce8">
            <text:p>3.2852E-08</text:p>
          </table:table-cell>
          <table:table-cell office:value-type="float" office:value="6.5467000000000002E-9" table:style-name="ce8">
            <text:p>6.5467E-09</text:p>
          </table:table-cell>
          <table:table-cell office:value-type="float" office:value="9.7551000000000008E-10" table:style-name="ce9">
            <text:p>9.7551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" table:style-name="ce10">
            <text:p>2.00<text:s/></text:p>
          </table:table-cell>
          <table:table-cell office:value-type="float" office:value="8" table:style-name="ce10">
            <text:p>8.00<text:s/></text:p>
          </table:table-cell>
          <table:table-cell office:value-type="float" office:value="34" table:style-name="ce10">
            <text:p>34.00<text:s/></text:p>
          </table:table-cell>
          <table:table-cell office:value-type="float" office:value="155" table:style-name="ce11">
            <text:p>155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6">
            <text:p>CC_LAZY</text:p>
          </table:table-cell>
          <table:table-cell office:value-type="float" office:value="2.934E-5" table:style-name="ce12">
            <text:p>2.9340E-05</text:p>
          </table:table-cell>
          <table:table-cell office:value-type="float" office:value="4.3547999999999997E-5" table:style-name="ce13">
            <text:p>4.3548E-05</text:p>
          </table:table-cell>
          <table:table-cell office:value-type="float" office:value="2.0848000000000001E-5" table:style-name="ce13">
            <text:p>2.0848E-05</text:p>
          </table:table-cell>
          <table:table-cell office:value-type="float" office:value="6.2438999999999996E-6" table:style-name="ce14">
            <text:p>6.2439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8.7513000000000004E-6" table:style-name="ce15">
            <text:p>8.7513E-06</text:p>
          </table:table-cell>
          <table:table-cell office:value-type="float" office:value="4.9100999999999998E-6" table:style-name="ce3">
            <text:p>4.9101E-06</text:p>
          </table:table-cell>
          <table:table-cell office:value-type="float" office:value="1.5074E-6" table:style-name="ce3">
            <text:p>1.5074E-06</text:p>
          </table:table-cell>
          <table:table-cell office:value-type="float" office:value="4.0249E-7" table:style-name="ce16">
            <text:p>4.0249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" table:style-name="ce17">
            <text:p>1.00<text:s/></text:p>
          </table:table-cell>
          <table:table-cell office:value-type="float" office:value="6" table:style-name="ce18">
            <text:p>6.00<text:s/></text:p>
          </table:table-cell>
          <table:table-cell office:value-type="float" office:value="25" table:style-name="ce18">
            <text:p>25.00<text:s/></text:p>
          </table:table-cell>
          <table:table-cell office:value-type="float" office:value="120" table:style-name="ce19">
            <text:p>120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PS</text:p>
          </table:table-cell>
          <table:table-cell office:value-type="float" office:value="4.9697000000000002E-5" table:style-name="ce8">
            <text:p>4.9697E-05</text:p>
          </table:table-cell>
          <table:table-cell office:value-type="float" office:value="1.5146E-5" table:style-name="ce8">
            <text:p>1.5146E-05</text:p>
          </table:table-cell>
          <table:table-cell office:value-type="float" office:value="5.9152999999999999E-6" table:style-name="ce8">
            <text:p>5.9153E-06</text:p>
          </table:table-cell>
          <table:table-cell office:value-type="float" office:value="1.7287000000000001E-6" table:style-name="ce9">
            <text:p>1.7287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.9503999999999998E-5" table:style-name="ce8">
            <text:p>5.9504E-05</text:p>
          </table:table-cell>
          <table:table-cell office:value-type="float" office:value="6.5091000000000001E-6" table:style-name="ce8">
            <text:p>6.5091E-06</text:p>
          </table:table-cell>
          <table:table-cell office:value-type="float" office:value="1.0107999999999999E-6" table:style-name="ce8">
            <text:p>1.0108E-06</text:p>
          </table:table-cell>
          <table:table-cell office:value-type="float" office:value="2.1607E-7" table:style-name="ce9">
            <text:p>2.1607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" table:style-name="ce10">
            <text:p>4.00<text:s/></text:p>
          </table:table-cell>
          <table:table-cell office:value-type="float" office:value="16" table:style-name="ce10">
            <text:p>16.00<text:s/></text:p>
          </table:table-cell>
          <table:table-cell office:value-type="float" office:value="69" table:style-name="ce10">
            <text:p>69.00<text:s/></text:p>
          </table:table-cell>
          <table:table-cell office:value-type="float" office:value="302" table:style-name="ce11">
            <text:p>302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PS_LAZY</text:p>
          </table:table-cell>
          <table:table-cell office:value-type="float" office:value="2.7614E-5" table:style-name="ce12">
            <text:p>2.7614E-05</text:p>
          </table:table-cell>
          <table:table-cell office:value-type="float" office:value="5.5228E-5" table:style-name="ce13">
            <text:p>5.5228E-05</text:p>
          </table:table-cell>
          <table:table-cell office:value-type="float" office:value="2.6480999999999999E-5" table:style-name="ce13">
            <text:p>2.6481E-05</text:p>
          </table:table-cell>
          <table:table-cell office:value-type="float" office:value="7.9281999999999997E-6" table:style-name="ce14">
            <text:p>7.9282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.0054999999999999E-5" table:style-name="ce15">
            <text:p>1.0055E-05</text:p>
          </table:table-cell>
          <table:table-cell office:value-type="float" office:value="5.0599999999999998E-6" table:style-name="ce3">
            <text:p>5.0600E-06</text:p>
          </table:table-cell>
          <table:table-cell office:value-type="float" office:value="1.5318000000000001E-6" table:style-name="ce3">
            <text:p>1.5318E-06</text:p>
          </table:table-cell>
          <table:table-cell office:value-type="float" office:value="4.1622E-7" table:style-name="ce16">
            <text:p>4.1622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" table:style-name="ce17">
            <text:p>3.00<text:s/></text:p>
          </table:table-cell>
          <table:table-cell office:value-type="float" office:value="15" table:style-name="ce18">
            <text:p>15.00<text:s/></text:p>
          </table:table-cell>
          <table:table-cell office:value-type="float" office:value="61" table:style-name="ce18">
            <text:p>61.00<text:s/></text:p>
          </table:table-cell>
          <table:table-cell office:value-type="float" office:value="270" table:style-name="ce19">
            <text:p>270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PS_EXP</text:p>
          </table:table-cell>
          <table:table-cell office:value-type="float" office:value="4.9697000000000002E-5" table:style-name="ce3">
            <text:p>4.9697E-05</text:p>
          </table:table-cell>
          <table:table-cell office:value-type="float" office:value="1.5146E-5" table:style-name="ce3">
            <text:p>1.5146E-05</text:p>
          </table:table-cell>
          <table:table-cell office:value-type="float" office:value="5.9152999999999999E-6" table:style-name="ce3">
            <text:p>5.9153E-06</text:p>
          </table:table-cell>
          <table:table-cell office:value-type="float" office:value="1.7287000000000001E-6" table:style-name="ce16">
            <text:p>1.7287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.9503999999999998E-5" table:style-name="ce3">
            <text:p>5.9504E-05</text:p>
          </table:table-cell>
          <table:table-cell office:value-type="float" office:value="6.5091000000000001E-6" table:style-name="ce3">
            <text:p>6.5091E-06</text:p>
          </table:table-cell>
          <table:table-cell office:value-type="float" office:value="1.0107999999999999E-6" table:style-name="ce3">
            <text:p>1.0108E-06</text:p>
          </table:table-cell>
          <table:table-cell office:value-type="float" office:value="2.1607E-7" table:style-name="ce16">
            <text:p>2.1607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" table:style-name="ce4">
            <text:p>5.00<text:s/></text:p>
          </table:table-cell>
          <table:table-cell office:value-type="float" office:value="19" table:style-name="ce4">
            <text:p>19.00<text:s/></text:p>
          </table:table-cell>
          <table:table-cell office:value-type="float" office:value="78" table:style-name="ce4">
            <text:p>78.00<text:s/></text:p>
          </table:table-cell>
          <table:table-cell office:value-type="float" office:value="338" table:style-name="ce20">
            <text:p>338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SUS</text:p>
          </table:table-cell>
          <table:table-cell office:value-type="float" office:value="1.0892E-5" table:style-name="ce21">
            <text:p>1.0892E-05</text:p>
          </table:table-cell>
          <table:table-cell office:value-type="float" office:value="3.6136999999999998E-6" table:style-name="ce22">
            <text:p>3.6137E-06</text:p>
          </table:table-cell>
          <table:table-cell office:value-type="float" office:value="2.824E-6" table:style-name="ce22">
            <text:p>2.8240E-06</text:p>
          </table:table-cell>
          <table:table-cell office:value-type="float" office:value="9.1701000000000003E-7" table:style-name="ce23">
            <text:p>9.1701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.1870000000000001E-6" table:style-name="ce24">
            <text:p>3.1870E-06</text:p>
          </table:table-cell>
          <table:table-cell office:value-type="float" office:value="5.6459E-7" table:style-name="ce8">
            <text:p>5.6459E-07</text:p>
          </table:table-cell>
          <table:table-cell office:value-type="float" office:value="1.2030000000000001E-7" table:style-name="ce8">
            <text:p>1.2030E-07</text:p>
          </table:table-cell>
          <table:table-cell office:value-type="float" office:value="4.5067999999999997E-8" table:style-name="ce9">
            <text:p>4.5068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" table:style-name="ce25">
            <text:p>3.00<text:s/></text:p>
          </table:table-cell>
          <table:table-cell office:value-type="float" office:value="14" table:style-name="ce26">
            <text:p>14.00<text:s/></text:p>
          </table:table-cell>
          <table:table-cell office:value-type="float" office:value="59" table:style-name="ce26">
            <text:p>59.00<text:s/></text:p>
          </table:table-cell>
          <table:table-cell office:value-type="float" office:value="295" table:style-name="ce27">
            <text:p>295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SUS_LAZY</text:p>
          </table:table-cell>
          <table:table-cell office:value-type="float" office:value="3.0470000000000001E-5" table:style-name="ce3">
            <text:p>3.0470E-05</text:p>
          </table:table-cell>
          <table:table-cell office:value-type="float" office:value="4.8640999999999997E-5" table:style-name="ce3">
            <text:p>4.8641E-05</text:p>
          </table:table-cell>
          <table:table-cell office:value-type="float" office:value="2.3654000000000001E-5" table:style-name="ce3">
            <text:p>2.3654E-05</text:p>
          </table:table-cell>
          <table:table-cell office:value-type="float" office:value="7.1439999999999997E-6" table:style-name="ce16">
            <text:p>7.1440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.0054999999999999E-5" table:style-name="ce3">
            <text:p>1.0055E-05</text:p>
          </table:table-cell>
          <table:table-cell office:value-type="float" office:value="5.0606000000000003E-6" table:style-name="ce3">
            <text:p>5.0606E-06</text:p>
          </table:table-cell>
          <table:table-cell office:value-type="float" office:value="1.5173000000000001E-6" table:style-name="ce3">
            <text:p>1.5173E-06</text:p>
          </table:table-cell>
          <table:table-cell office:value-type="float" office:value="4.0251999999999998E-7" table:style-name="ce16">
            <text:p>4.0252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" table:style-name="ce4">
            <text:p>3.00<text:s/></text:p>
          </table:table-cell>
          <table:table-cell office:value-type="float" office:value="12" table:style-name="ce4">
            <text:p>12.00<text:s/></text:p>
          </table:table-cell>
          <table:table-cell office:value-type="float" office:value="50" table:style-name="ce4">
            <text:p>50.00<text:s/></text:p>
          </table:table-cell>
          <table:table-cell office:value-type="float" office:value="219" table:style-name="ce20">
            <text:p>219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SUS_EXP</text:p>
          </table:table-cell>
          <table:table-cell office:value-type="float" office:value="1.0892E-5" table:style-name="ce12">
            <text:p>1.0892E-05</text:p>
          </table:table-cell>
          <table:table-cell office:value-type="float" office:value="3.6136999999999998E-6" table:style-name="ce13">
            <text:p>3.6137E-06</text:p>
          </table:table-cell>
          <table:table-cell office:value-type="float" office:value="2.824E-6" table:style-name="ce13">
            <text:p>2.8240E-06</text:p>
          </table:table-cell>
          <table:table-cell office:value-type="float" office:value="9.1709000000000002E-7" table:style-name="ce14">
            <text:p>9.1709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.1870000000000001E-6" table:style-name="ce15">
            <text:p>3.1870E-06</text:p>
          </table:table-cell>
          <table:table-cell office:value-type="float" office:value="5.6459E-7" table:style-name="ce3">
            <text:p>5.6459E-07</text:p>
          </table:table-cell>
          <table:table-cell office:value-type="float" office:value="1.2030000000000001E-7" table:style-name="ce3">
            <text:p>1.2030E-07</text:p>
          </table:table-cell>
          <table:table-cell office:value-type="float" office:value="4.5055000000000002E-8" table:style-name="ce16">
            <text:p>4.5055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" table:style-name="ce17">
            <text:p>4.00<text:s/></text:p>
          </table:table-cell>
          <table:table-cell office:value-type="float" office:value="16" table:style-name="ce18">
            <text:p>16.00<text:s/></text:p>
          </table:table-cell>
          <table:table-cell office:value-type="float" office:value="68" table:style-name="ce18">
            <text:p>68.00<text:s/></text:p>
          </table:table-cell>
          <table:table-cell office:value-type="float" office:value="294" table:style-name="ce19">
            <text:p>294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SSUS</text:p>
          </table:table-cell>
          <table:table-cell office:value-type="float" office:value="9.7664000000000002E-6" table:style-name="ce8">
            <text:p>9.7664E-06</text:p>
          </table:table-cell>
          <table:table-cell office:value-type="float" office:value="1.871E-6" table:style-name="ce8">
            <text:p>1.8710E-06</text:p>
          </table:table-cell>
          <table:table-cell office:value-type="float" office:value="5.2503999999999998E-8" table:style-name="ce8">
            <text:p>5.2504E-08</text:p>
          </table:table-cell>
          <table:table-cell office:value-type="float" office:value="5.1080000000000001E-9" table:style-name="ce9">
            <text:p>5.1080E-09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.5753E-7" table:style-name="ce8">
            <text:p>2.5753E-07</text:p>
          </table:table-cell>
          <table:table-cell office:value-type="float" office:value="5.5140999999999997E-8" table:style-name="ce8">
            <text:p>5.5141E-08</text:p>
          </table:table-cell>
          <table:table-cell office:value-type="float" office:value="1.0833E-8" table:style-name="ce8">
            <text:p>1.0833E-08</text:p>
          </table:table-cell>
          <table:table-cell office:value-type="float" office:value="1.7645000000000001E-9" table:style-name="ce9">
            <text:p>1.7645E-09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6" table:style-name="ce10">
            <text:p>6.00<text:s/></text:p>
          </table:table-cell>
          <table:table-cell office:value-type="float" office:value="23" table:style-name="ce10">
            <text:p>23.00<text:s/></text:p>
          </table:table-cell>
          <table:table-cell office:value-type="float" office:value="99" table:style-name="ce10">
            <text:p>99.00<text:s/></text:p>
          </table:table-cell>
          <table:table-cell office:value-type="float" office:value="400" table:style-name="ce11">
            <text:p>400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SSUS_LAZY</text:p>
          </table:table-cell>
          <table:table-cell office:value-type="float" office:value="3.0103999999999998E-5" table:style-name="ce12">
            <text:p>3.0104E-05</text:p>
          </table:table-cell>
          <table:table-cell office:value-type="float" office:value="4.3572000000000002E-5" table:style-name="ce13">
            <text:p>4.3572E-05</text:p>
          </table:table-cell>
          <table:table-cell office:value-type="float" office:value="2.0852E-5" table:style-name="ce13">
            <text:p>2.0852E-05</text:p>
          </table:table-cell>
          <table:table-cell office:value-type="float" office:value="6.2442000000000003E-6" table:style-name="ce14">
            <text:p>6.2442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9.1046999999999994E-6" table:style-name="ce15">
            <text:p>9.1047E-06</text:p>
          </table:table-cell>
          <table:table-cell office:value-type="float" office:value="4.9497999999999996E-6" table:style-name="ce3">
            <text:p>4.9498E-06</text:p>
          </table:table-cell>
          <table:table-cell office:value-type="float" office:value="1.5111E-6" table:style-name="ce3">
            <text:p>1.5111E-06</text:p>
          </table:table-cell>
          <table:table-cell office:value-type="float" office:value="4.0286E-7" table:style-name="ce16">
            <text:p>4.0286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" table:style-name="ce17">
            <text:p>5.00<text:s/></text:p>
          </table:table-cell>
          <table:table-cell office:value-type="float" office:value="20" table:style-name="ce18">
            <text:p>20.00<text:s/></text:p>
          </table:table-cell>
          <table:table-cell office:value-type="float" office:value="83" table:style-name="ce18">
            <text:p>83.00<text:s/></text:p>
          </table:table-cell>
          <table:table-cell office:value-type="float" office:value="351" table:style-name="ce19">
            <text:p>351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SSUS_EXP</text:p>
          </table:table-cell>
          <table:table-cell office:value-type="float" office:value="9.7638999999999998E-6" table:style-name="ce12">
            <text:p>9.7639E-06</text:p>
          </table:table-cell>
          <table:table-cell office:value-type="float" office:value="1.871E-6" table:style-name="ce13">
            <text:p>1.8710E-06</text:p>
          </table:table-cell>
          <table:table-cell office:value-type="float" office:value="5.2503999999999998E-8" table:style-name="ce13">
            <text:p>5.2504E-08</text:p>
          </table:table-cell>
          <table:table-cell office:value-type="float" office:value="5.1080000000000001E-9" table:style-name="ce14">
            <text:p>5.1080E-09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.8767999999999998E-7" table:style-name="ce15">
            <text:p>4.8768E-07</text:p>
          </table:table-cell>
          <table:table-cell office:value-type="float" office:value="9.0416999999999995E-8" table:style-name="ce3">
            <text:p>9.0417E-08</text:p>
          </table:table-cell>
          <table:table-cell office:value-type="float" office:value="1.3122E-8" table:style-name="ce3">
            <text:p>1.3122E-08</text:p>
          </table:table-cell>
          <table:table-cell office:value-type="float" office:value="1.9696999999999999E-9" table:style-name="ce16">
            <text:p>1.9697E-09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6" table:style-name="ce17">
            <text:p>6.00<text:s/></text:p>
          </table:table-cell>
          <table:table-cell office:value-type="float" office:value="27" table:style-name="ce18">
            <text:p>27.00<text:s/></text:p>
          </table:table-cell>
          <table:table-cell office:value-type="float" office:value="110" table:style-name="ce18">
            <text:p>110.00<text:s/></text:p>
          </table:table-cell>
          <table:table-cell office:value-type="float" office:value="463" table:style-name="ce19">
            <text:p>463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5">
            <text:p>LCC</text:p>
          </table:table-cell>
          <table:table-cell office:value-type="float" office:value="1.0571E-4" table:style-name="ce21">
            <text:p>1.0571E-04</text:p>
          </table:table-cell>
          <table:table-cell office:value-type="float" office:value="1.1048E-4" table:style-name="ce22">
            <text:p>1.1048E-04</text:p>
          </table:table-cell>
          <table:table-cell office:value-type="float" office:value="3.8087999999999999E-5" table:style-name="ce22">
            <text:p>3.8088E-05</text:p>
          </table:table-cell>
          <table:table-cell office:value-type="float" office:value="1.0351E-5" table:style-name="ce23">
            <text:p>1.0351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.0059999999999999E-6" table:style-name="ce24">
            <text:p>2.0060E-06</text:p>
          </table:table-cell>
          <table:table-cell office:value-type="float" office:value="2.6060000000000001E-6" table:style-name="ce8">
            <text:p>2.6060E-06</text:p>
          </table:table-cell>
          <table:table-cell office:value-type="float" office:value="1.2689E-6" table:style-name="ce8">
            <text:p>1.2689E-06</text:p>
          </table:table-cell>
          <table:table-cell office:value-type="float" office:value="4.34E-7" table:style-name="ce9">
            <text:p>4.3400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" table:style-name="ce25">
            <text:p>1.00<text:s/></text:p>
          </table:table-cell>
          <table:table-cell office:value-type="float" office:value="7" table:style-name="ce26">
            <text:p>7.00<text:s/></text:p>
          </table:table-cell>
          <table:table-cell office:value-type="float" office:value="30" table:style-name="ce26">
            <text:p>30.00<text:s/></text:p>
          </table:table-cell>
          <table:table-cell office:value-type="float" office:value="135" table:style-name="ce27">
            <text:p>135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6">
            <text:p>LCC_LAZY</text:p>
          </table:table-cell>
          <table:table-cell office:value-type="float" office:value="1.0545E-4" table:style-name="ce12">
            <text:p>1.0545E-04</text:p>
          </table:table-cell>
          <table:table-cell office:value-type="float" office:value="1.1158999999999999E-4" table:style-name="ce13">
            <text:p>1.1159E-04</text:p>
          </table:table-cell>
          <table:table-cell office:value-type="float" office:value="3.8256000000000001E-5" table:style-name="ce13">
            <text:p>3.8256E-05</text:p>
          </table:table-cell>
          <table:table-cell office:value-type="float" office:value="1.0362E-5" table:style-name="ce14">
            <text:p>1.0362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.0057000000000001E-6" table:style-name="ce15">
            <text:p>2.0057E-06</text:p>
          </table:table-cell>
          <table:table-cell office:value-type="float" office:value="2.6075E-6" table:style-name="ce3">
            <text:p>2.6075E-06</text:p>
          </table:table-cell>
          <table:table-cell office:value-type="float" office:value="1.2734E-6" table:style-name="ce3">
            <text:p>1.2734E-06</text:p>
          </table:table-cell>
          <table:table-cell office:value-type="float" office:value="4.3515999999999999E-7" table:style-name="ce16">
            <text:p>4.3516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" table:style-name="ce28">
            <text:p>1.00<text:s/></text:p>
          </table:table-cell>
          <table:table-cell office:value-type="float" office:value="5" table:style-name="ce4">
            <text:p>5.00<text:s/></text:p>
          </table:table-cell>
          <table:table-cell office:value-type="float" office:value="21" table:style-name="ce4">
            <text:p>21.00<text:s/></text:p>
          </table:table-cell>
          <table:table-cell office:value-type="float" office:value="97" table:style-name="ce20">
            <text:p>97.00<text:s/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7">
            <text:p>STS</text:p>
          </table:table-cell>
          <table:table-cell office:value-type="float" office:value="7.8962999999999993E-6" table:style-name="ce29">
            <text:p>7.90E-06</text:p>
          </table:table-cell>
          <table:table-cell office:value-type="float" office:value="6.1202999999999997E-6" table:style-name="ce29">
            <text:p>6.12E-06</text:p>
          </table:table-cell>
          <table:table-cell office:value-type="float" office:value="4.1493000000000002E-6" table:style-name="ce29">
            <text:p>4.15E-06</text:p>
          </table:table-cell>
          <table:table-cell office:value-type="float" office:value="1.3014999999999999E-6" table:style-name="ce30">
            <text:p>1.30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.9125000000000002E-7" table:style-name="ce31">
            <text:p>2.91E-07</text:p>
          </table:table-cell>
          <table:table-cell office:value-type="float" office:value="2.5454E-7" table:style-name="ce31">
            <text:p>2.55E-07</text:p>
          </table:table-cell>
          <table:table-cell office:value-type="float" office:value="2.1969999999999999E-7" table:style-name="ce31">
            <text:p>2.20E-07</text:p>
          </table:table-cell>
          <table:table-cell office:value-type="float" office:value="9.5501000000000003E-8" table:style-name="ce32">
            <text:p>9.55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" table:style-name="ce33">
            <text:p>3</text:p>
          </table:table-cell>
          <table:table-cell office:value-type="float" office:value="15" table:style-name="ce33">
            <text:p>15</text:p>
          </table:table-cell>
          <table:table-cell office:value-type="float" office:value="62" table:style-name="ce33">
            <text:p>62</text:p>
          </table:table-cell>
          <table:table-cell office:value-type="float" office:value="268" table:style-name="ce34">
            <text:p>268</text:p>
          </table:table-cell>
          <table:table-cell table:number-columns-repeated="16379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4" number:min-integer-digits="1" number:min-exponent-digits="2"/>
    </number:number-style>
    <number:number-style style:name="N37P0">
      <number:number number:decimal-places="2" number:min-integer-digits="1" number:grouping="true"/>
      <number:text> </number:text>
    </number:number-style>
    <number:number-style style:name="N37">
      <number:text>(</number:text>
      <number:number number:decimal-places="2" number:min-integer-digits="1" number:grouping="true"/>
      <number:text>)</number:text>
      <style:map style:condition="value()&gt;=0" style:apply-style-name="N37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Microsoft Office User</dc:creator>
    <meta:creation-date>2019-03-06T11:34:06Z</meta:creation-date>
    <dc:date>2019-07-17T12:13:38Z</dc:date>
    <meta:editing-cycles>13</meta:editing-cycles>
    <meta:editing-duration>PT76823S</meta:editing-duration>
  </office:meta>
</office:document-meta>
</file>